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text/xml" manifest:full-path="Act03.work-m2/content.xml"/>
  <manifest:file-entry manifest:media-type="text/xml" manifest:full-path="Act03.work-m2/settings.xml"/>
  <manifest:file-entry manifest:media-type="application/vnd.sun.xml.math" manifest:full-path="Act03.work-m2/"/>
  <manifest:file-entry manifest:media-type="text/xml" manifest:full-path="Act03.work-m3/content.xml"/>
  <manifest:file-entry manifest:media-type="text/xml" manifest:full-path="Act03.work-m3/settings.xml"/>
  <manifest:file-entry manifest:media-type="application/vnd.sun.xml.math" manifest:full-path="Act03.work-m3/"/>
  <manifest:file-entry manifest:media-type="text/xml" manifest:full-path="Act03.work-m4/content.xml"/>
  <manifest:file-entry manifest:media-type="text/xml" manifest:full-path="Act03.work-m4/settings.xml"/>
  <manifest:file-entry manifest:media-type="application/vnd.sun.xml.math" manifest:full-path="Act03.work-m4/"/>
  <manifest:file-entry manifest:media-type="text/xml" manifest:full-path="Act03.work-m5/content.xml"/>
  <manifest:file-entry manifest:media-type="text/xml" manifest:full-path="Act03.work-m5/settings.xml"/>
  <manifest:file-entry manifest:media-type="application/vnd.sun.xml.math" manifest:full-path="Act03.work-m5/"/>
  <manifest:file-entry manifest:media-type="text/xml" manifest:full-path="Act03.work-m6/content.xml"/>
  <manifest:file-entry manifest:media-type="text/xml" manifest:full-path="Act03.work-m6/settings.xml"/>
  <manifest:file-entry manifest:media-type="application/vnd.sun.xml.math" manifest:full-path="Act03.work-m6/"/>
  <manifest:file-entry manifest:media-type="text/xml" manifest:full-path="Act03.work-m7/content.xml"/>
  <manifest:file-entry manifest:media-type="text/xml" manifest:full-path="Act03.work-m7/settings.xml"/>
  <manifest:file-entry manifest:media-type="application/vnd.sun.xml.math" manifest:full-path="Act03.work-m7/"/>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r-5" style:family="text">
      <style:text-properties fo:font-size="5.0pt"/>
    </style:style>
    <style:style style:name="cmr-7" style:family="text">
      <style:text-properties fo:font-size="7.0pt"/>
    </style:style>
    <style:style style:name="cmmi-5" style:family="text">
      <style:text-properties fo:font-style="italic" fo:font-size="5.0pt"/>
    </style:style>
    <style:style style:name="cmmi-7" style:family="text">
      <style:text-properties fo:font-style="italic" fo:font-size="7.0pt"/>
    </style:style>
    <style:style style:name="cmmi-10" style:family="text">
      <style:text-properties fo:font-style="italic"/>
    </style:style>
    <style:style style:name="cmsy-5" style:family="text">
      <style:text-properties fo:font-size="5.0pt"/>
    </style:style>
    <style:style style:name="cmsy-7" style:family="text">
      <style:text-properties fo:font-size="7.0pt"/>
    </style:style>
    <style:style style:name="cmbsy-10" style:family="text">
      <style:text-properties fo:font-weight="bold"/>
    </style:style>
    <style:style style:name="cmbsy-7" style:family="text">
      <style:text-properties fo:font-weight="bold" fo:font-size="7.0pt"/>
    </style:style>
    <style:style style:name="cmbsy-5" style:family="text">
      <style:text-properties fo:font-weight="bold" fo:font-size="5.0pt"/>
    </style:style>
    <style:style style:name="cmex-7" style:family="text">
      <style:text-properties fo:font-size="7.0pt"/>
    </style:style>
    <style:style style:name="cmex-7x-x-71" style:family="text">
      <style:text-properties fo:font-size="4.9pt"/>
    </style:style>
    <style:style style:name="cmssbx-10x-x-172" style:family="text">
      <style:text-properties fo:font-family="sans-serif" fo:font-weight="bold" fo:font-size="17.2pt"/>
    </style:style>
    <style:style style:name="cmss-12" style:family="text">
      <style:text-properties fo:font-family="sans-serif" fo:font-size="12.0pt"/>
    </style:style>
    <style:style style:name="cmr-8" style:family="text">
      <style:text-properties fo:font-size="8.0pt"/>
    </style:style>
    <style:style style:name="cmtt-10" style:family="text">
      <style:text-properties fo:font-family="monospace"/>
    </style:style>
    <style:style style:name="cmssbx-10x-x-80" style:family="text">
      <style:text-properties fo:font-family="sans-serif" fo:font-weight="bold" fo:font-size="8.0pt"/>
    </style:style>
    <style:style style:name="cmtt-8" style:family="text">
      <style:text-properties fo:font-family="monospace" fo:font-size="8.0pt"/>
    </style:style>
    <style:style style:name="cmti-10" style:family="text">
      <style:text-properties fo:font-style="italic"/>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
      <text:p text:style-name="Title"><text:span text:style-name="cmssbx-10x-x-172">Phase Transitions and the Liquid State</text:span></text:p>
      <text:p text:style-name="author"><text:span text:style-name="cmss-12">Physical Chemistry</text:span></text:p>
      <text:p text:style-name="date"><text:span text:style-name="cmss-12">Fall 2017</text:span></text:p>
      <!--end maketitle
-->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4htlink href="#x1-10001" name="QQ2-1-1"/>Introduction</text:p>
          <text:p text:style-name="P1"><text:span text:style-name="toc-mark">2 </text:span><t4htlink href="#x1-20002" name="QQ2-1-2"/>Procedure</text:p>
          <text:p text:style-name="P1"><text:span text:style-name="toc-mark">3 </text:span><t4htlink href="#x1-30003" name="QQ2-1-3"/>Report</text:p>
        </text:index-body>
      </text:table-of-content>
      <text:reference-mark text:name="x1-2r1"> </text:reference-mark>
      <!--start of section
-->
      <text:h text:style-name="Heading-2" text:outline-level="2"><text:span text:style-name="section">1    </text:span><t4htlink href="#QQ2-1-1" name="x1-10001"/>Introduction</text:h>
      <!--l. 17
-->
      <text:p text:style-name="Text-body">Much — if not most — chemistry of industrial and biological significance takes place in solution, rather than in the
gas phase. In this lab, we investigate condensation of gas to liquid and the general properties of the liquid
state. Our simulation will compress argon gas at 100<text:s/>K under 10<text:s/>bar of pressure, slowly cooling it to
85<text:s/>K. This causes a transition from gas to liquid. Along the way, we will make passing observations of
the general properties of phase transitions, and we will finally calculate the heat of vaporization of
argon.
<text:reference-mark text:name="x1-1001r1"> </text:reference-mark>
</text:p>
      <!--start of section
-->
      <text:h text:style-name="Heading-2" text:outline-level="2"><text:span text:style-name="section">2    </text:span><t4htlink href="#QQ2-1-2" name="x1-20002"/>Procedure</text:h>
      <text:list text:style-name="Enumerate">
        <text:list-item>
          <text:p text:style-name="Inside-enumerate">Follow the instructions of your professor to start a terminal and copy the files you need into
     an appropriate place. Then execute the following commands. This sets up and runs the
     simulation,<text:reference-mark text:name="x1-2002f1"> </text:reference-mark><text:note text:note-class="footnote" text:id="fn1x0"><text:note-citation>a</text:note-citation><text:note-body> <text:p text:style-name="Footnote">a 5<text:s/>ns simulation in steps of 1<text:s/>fs, with atomic positions (the “movie”) recorded every 0.1<text:s/>ps</text:p></text:note-body></text:note>
     which should take up to 5 minutes to complete.
     </text:p>
          <text:p text:style-name="fancyvrb1"><text:reference-mark text:name="x1-2004r1"> </text:reference-mark><text:span text:style-name="cmtt-8">gmx</text:span><text:span text:style-name="cmtt-8"><text:s/>grompp</text:span><text:span text:style-name="cmtt-8"><text:s/>-f</text:span><text:span text:style-name="cmtt-8"><text:s/>equil.mdp</text:span><text:span text:style-name="cmtt-8"><text:s/>-c</text:span><text:span text:style-name="cmtt-8"><text:s/>initial.gro</text:span><text:span text:style-name="cmtt-8"><text:s/>-p</text:span><text:span text:style-name="cmtt-8"><text:s/>argon.top</text:span><text:span text:style-name="cmtt-8"><text:s/>-o</text:span><text:span text:style-name="cmtt-8"><text:s/>equil.tpr</text:span><text:line-break/><text:reference-mark text:name="x1-2006r2"> </text:reference-mark><text:span text:style-name="cmtt-8">gmx</text:span><text:span text:style-name="cmtt-8"><text:s/>mdrun</text:span><text:span text:style-name="cmtt-8"><text:s/>-nt</text:span><text:span text:style-name="cmtt-8"><text:s/>1</text:span><text:span text:style-name="cmtt-8"><text:s/>-nb</text:span><text:span text:style-name="cmtt-8"><text:s/>cpu</text:span><text:span text:style-name="cmtt-8"><text:s/>-s</text:span><text:span text:style-name="cmtt-8"><text:s/>equil.tpr</text:span><text:span text:style-name="cmtt-8"><text:s/>-c</text:span><text:span text:style-name="cmtt-8"><text:s/>equil.gro</text:span><text:span text:style-name="cmtt-8"><text:s/>-e</text:span><text:span text:style-name="cmtt-8"><text:s/>equil.edr</text:span><text:span text:style-name="cmtt-8"><text:s/>\</text:span>
     <text:line-break/><text:reference-mark text:name="x1-2008r3"> </text:reference-mark><text:span text:style-name="cmtt-8"><text:s/></text:span><text:span text:style-name="cmtt-8"><text:s/></text:span><text:span text:style-name="cmtt-8"><text:s/></text:span><text:span text:style-name="cmtt-8"><text:s/></text:span><text:span text:style-name="cmtt-8"><text:s/></text:span><text:span text:style-name="cmtt-8"><text:s/></text:span><text:span text:style-name="cmtt-8"><text:s/></text:span><text:span text:style-name="cmtt-8"><text:s/></text:span><text:span text:style-name="cmtt-8"><text:s/></text:span><text:span text:style-name="cmtt-8"><text:s/>-g</text:span><text:span text:style-name="cmtt-8"><text:s/>equil.log</text:span><text:span text:style-name="cmtt-8"><text:s/>-x</text:span><text:span text:style-name="cmtt-8"><text:s/>equil.xtc</text:span><text:span text:style-name="cmtt-8"><text:s/>-cpo</text:span><text:span text:style-name="cmtt-8"><text:s/>equil.cpt</text:span><text:line-break/><text:reference-mark text:name="x1-2010r4"> </text:reference-mark><text:span text:style-name="cmtt-8">gmx</text:span><text:span text:style-name="cmtt-8"><text:s/>grompp</text:span><text:span text:style-name="cmtt-8"><text:s/>-f</text:span><text:span text:style-name="cmtt-8"><text:s/>md.mdp</text:span><text:span text:style-name="cmtt-8"><text:s/>-c</text:span><text:span text:style-name="cmtt-8"><text:s/>equil.gro</text:span><text:span text:style-name="cmtt-8"><text:s/>-t</text:span><text:span text:style-name="cmtt-8"><text:s/>equil.cpt</text:span><text:span text:style-name="cmtt-8"><text:s/>-p</text:span><text:span text:style-name="cmtt-8"><text:s/>argon.top</text:span><text:span text:style-name="cmtt-8"><text:s/>-o</text:span><text:span text:style-name="cmtt-8"><text:s/>md.tpr</text:span>
     <text:line-break/><text:reference-mark text:name="x1-2012r5"> </text:reference-mark><text:span text:style-name="cmtt-8">gmx</text:span><text:span text:style-name="cmtt-8"><text:s/>mdrun</text:span><text:span text:style-name="cmtt-8"><text:s/>-nt</text:span><text:span text:style-name="cmtt-8"><text:s/>1</text:span><text:span text:style-name="cmtt-8"><text:s/>-nb</text:span><text:span text:style-name="cmtt-8"><text:s/>cpu</text:span><text:span text:style-name="cmtt-8"><text:s/>-s</text:span><text:span text:style-name="cmtt-8"><text:s/>md.tpr</text:span><text:span text:style-name="cmtt-8"><text:s/>-c</text:span><text:span text:style-name="cmtt-8"><text:s/>md.gro</text:span><text:span text:style-name="cmtt-8"><text:s/>-e</text:span><text:span text:style-name="cmtt-8"><text:s/>md.edr</text:span><text:span text:style-name="cmtt-8"><text:s/>-g</text:span><text:span text:style-name="cmtt-8"><text:s/>md.log</text:span><text:span text:style-name="cmtt-8"><text:s/>-x</text:span><text:span text:style-name="cmtt-8"><text:s/>md.xtc</text:span></text:p>
          <text:p text:style-name="Inside-enumerate">If you are typing these commands each on one line, omit the backslash in the second command. The first two
     commands bring our system of 100 argon atoms to a temperature of 140<text:s/>K, and the second two commands
     perform the simulated compression.
     </text:p>
        </text:list-item>
        <text:list-item>
          <text:p text:style-name="Inside-enumerate">View the evolution of this simulation in <text:span text:style-name="textsc"><text:span text:style-name="cmcsc-10"><text:span text:style-name="small-caps">v</text:span><text:span text:style-name="small-caps">m</text:span><text:span text:style-name="small-caps">d</text:span></text:span></text:span>. Start <text:span text:style-name="textsc"><text:span text:style-name="cmcsc-10"><text:span text:style-name="small-caps">v</text:span><text:span text:style-name="small-caps">m</text:span><text:span text:style-name="small-caps">d</text:span></text:span></text:span>, then in the “VMD Main” window, select “File”,
     then “New Molecule”. Click the “Browse” button, navigate to the directory you performed the
     simulation in, then choose <text:span text:style-name="cmtt-10">100.gro</text:span>. After returning to the “Molecule File Browser” window, click
     “Load”. This loads the first frame (initial positions) of the simulation. Click “Browse” again, then
     choose <text:span text:style-name="cmtt-10">md.xtc</text:span>. When in the “Molecule File Browser” window, choose “Load all at once”, then
     click “Load”. This loads the remainder of the simulation. Close the “Molecule File Browser”
     window.
     </text:p>
        </text:list-item>
        <text:list-item>
          <text:p text:style-name="Inside-enumerate">To see the motion of the atoms clearly, the display representation must be changed. In the “VMD Main”
     window, click on the “Graphics” menu, then “Representations”. Change the “Drawing Method” drop-down to
     “VDW”.
     </text:p>
        </text:list-item>
        <text:list-item>
          <text:p text:style-name="Inside-enumerate">In the “VMD Main” window, rewind the movie, set the “Step” counter to 10 and the
     representation to “VDW”, then play the trajectory movie. In your notebook, carefully
     describe what you see, noting the simulation time that particularly striking changes
     occur.<text:reference-mark text:name="x1-2016f2"> </text:reference-mark><text:note text:note-class="footnote" text:id="fn2x0"><text:note-citation>b</text:note-citation><text:note-body> <text:p text:style-name="Footnote">The simulation time can be obtained from the frame number, which is in the box between the “rewind” button and the
trajectory time slider. This box only displays 4 digits, but you need 5; you can click and drag in the frame number box either to read the
number better or to select and copy the number out. You can then use this frame number and the time between frames to calculate the
time at which changes occur.</text:p></text:note-body></text:note>
     </text:p>
        </text:list-item>
        <text:list-item>
          <text:p text:style-name="Inside-enumerate">Describe the qualitative behavior of the liquid state. Using the last quarter or so of the
     movie, zoom in so that you can see the entire box. Select a single atom and change its
     color.<text:reference-mark text:name="x1-2018f3"> </text:reference-mark><text:note text:note-class="footnote" text:id="fn3x0"><text:note-citation>c</text:note-citation><text:note-body> <text:p text:style-name="Footnote">For example, go to the “Representations” dialog as before, select “Create Rep”, then use <text:span text:style-name="texttt">index 0</text:span> for the atom selection and
“ColorID” for the coloring method.</text:p></text:note-body></text:note>
     Describe the motion of the atom as time progresses. Is it smooth? Does it make steady progress through the
     bulk liquid, or does it make halting progress?
     </text:p>
        </text:list-item>
        <text:list-item>
          <text:p text:style-name="Inside-enumerate">Quit <text:span text:style-name="textsc"><text:span text:style-name="cmcsc-10"><text:span text:style-name="small-caps">v</text:span><text:span text:style-name="small-caps">m</text:span><text:span text:style-name="small-caps">d</text:span></text:span></text:span>.
     </text:p>
        </text:list-item>
        <text:list-item>
          <text:p text:style-name="Inside-enumerate">Prepare data for plots of temperature, volume, density, and energy by typing the following in the
     terminal:
     </text:p>
          <text:p text:style-name="fancyvrb2"><text:reference-mark text:name="x1-2022r1"> </text:reference-mark><text:span text:style-name="cmtt-8">echo</text:span><text:span text:style-name="cmtt-8"><text:s/></text:span><text:span text:style-name="cmtt-8"><text:s/>7</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temperature.xvg</text:span><text:span text:style-name="cmtt-8"><text:s/>-skip</text:span><text:span text:style-name="cmtt-8"><text:s/>10</text:span><text:line-break/><text:reference-mark text:name="x1-2024r2"> </text:reference-mark><text:span text:style-name="cmtt-8">echo</text:span><text:span text:style-name="cmtt-8"><text:s/>13</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volume.xvg</text:span><text:span text:style-name="cmtt-8"><text:s/>-skip</text:span><text:span text:style-name="cmtt-8"><text:s/>10</text:span>
     <text:line-break/><text:reference-mark text:name="x1-2026r3"> </text:reference-mark><text:span text:style-name="cmtt-8">echo</text:span><text:span text:style-name="cmtt-8"><text:s/>14</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density.xvg</text:span><text:span text:style-name="cmtt-8"><text:s/>-skip</text:span><text:span text:style-name="cmtt-8"><text:s/>10</text:span><text:line-break/><text:reference-mark text:name="x1-2028r4"> </text:reference-mark><text:span text:style-name="cmtt-8">echo</text:span><text:span text:style-name="cmtt-8"><text:s/></text:span><text:span text:style-name="cmtt-8"><text:s/>4</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pot_energy.xvg</text:span><text:span text:style-name="cmtt-8"><text:s/>-skip</text:span><text:span text:style-name="cmtt-8"><text:s/>10</text:span>
     <text:line-break/><text:reference-mark text:name="x1-2030r5"> </text:reference-mark><text:span text:style-name="cmtt-8">echo</text:span><text:span text:style-name="cmtt-8"><text:s/></text:span><text:span text:style-name="cmtt-8"><text:s/>5</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kin_energy.xvg</text:span><text:span text:style-name="cmtt-8"><text:s/>-skip</text:span><text:span text:style-name="cmtt-8"><text:s/>10</text:span><text:line-break/><text:reference-mark text:name="x1-2032r6"> </text:reference-mark><text:span text:style-name="cmtt-8">echo</text:span><text:span text:style-name="cmtt-8"><text:s/></text:span><text:span text:style-name="cmtt-8"><text:s/>6</text:span><text:span text:style-name="cmtt-8"><text:s/>|</text:span><text:span text:style-name="cmtt-8"><text:s/>gmx</text:span><text:span text:style-name="cmtt-8"><text:s/>energy</text:span><text:span text:style-name="cmtt-8"><text:s/>-f</text:span><text:span text:style-name="cmtt-8"><text:s/>md.edr</text:span><text:span text:style-name="cmtt-8"><text:s/>-s</text:span><text:span text:style-name="cmtt-8"><text:s/>md.tpr</text:span><text:span text:style-name="cmtt-8"><text:s/>-o</text:span><text:span text:style-name="cmtt-8"><text:s/>tot_energy.xvg</text:span><text:span text:style-name="cmtt-8"><text:s/>-skip</text:span><text:span text:style-name="cmtt-8"><text:s/>10</text:span></text:p>
          <text:p text:style-name="Inside-enumerate">This produces the files <text:span text:style-name="cmtt-10">temperature.xvg</text:span>, <text:span text:style-name="cmtt-10">volume.xvg</text:span>, <text:span text:style-name="cmtt-10">density.xvg</text:span>, <text:span text:style-name="Emphasis"><text:span text:style-name="cmti-10">etc.</text:span></text:span> in the current
     directory.<text:reference-mark text:name="x1-2033f4"> </text:reference-mark><text:note text:note-class="footnote" text:id="fn4x0"><text:note-citation>d</text:note-citation><text:note-body> <text:p text:style-name="Footnote">The <text:span text:style-name="texttt">-skip 10</text:span> parameter requests that data be saved every 10<text:s/>frames (1<text:s/>ps), which ensures that Excel is capable of handling
these files. If you intend to use Python or another similarly efficient system to analyze your data, you can (and probably should) omit
the <text:span text:style-name="texttt">-skip 10</text:span> flag so that you have full-resolution data available for analysis.</text:p></text:note-body></text:note>
     </text:p>
        </text:list-item>
        <text:list-item>
          <text:p text:style-name="Inside-enumerate">Prepare three plots in your plotting tool of choice. Using the <text:span text:style-name="textsc"><text:span text:style-name="cmcsc-10"><text:span text:style-name="small-caps">x</text:span><text:span text:style-name="small-caps">v</text:span><text:span text:style-name="small-caps">g</text:span></text:span></text:span> files you just produced, plot each of volume,
     density, kinetic energy, potential energy, and total energy (in separate plots), along with temperature on
     a second vertical axis for each. From these plots, identify (by simulation time) the following
     four periods of the simulation: (1) compression, (2) cooling, (3) condensation, and (4) liquid.
     Describe what happens to volume, density, kinetic energy, potential energy, and total energy
     in each of these four regions. If you observe any unusual features in your graphs <text:span text:style-name="Emphasis"><text:span text:style-name="cmti-10">other</text:span></text:span> than
     the phase transition, view the corresponding portion of the simulation trajectory in <text:span text:style-name="textsc"><text:span text:style-name="cmcsc-10"><text:span text:style-name="small-caps">v</text:span><text:span text:style-name="small-caps">m</text:span><text:span text:style-name="small-caps">d</text:span></text:span></text:span> to
     help you explain them. Explain how the first law is preserved despite the total system energy
     changing.
     </text:p>
        </text:list-item>
        <text:list-item>
          <text:p text:style-name="Inside-enumerate">Calculate the density of argon (1) after compression but before condensation, and (2) after condensation using the
     van der Waals equation and compare to the density at the corresponding points in your simulation. How well
     do the van der Waals values and the simulated values agree? If agreement is poor, use a more advanced equation of
     state<text:reference-mark text:name="x1-2036f5"> </text:reference-mark><text:note text:note-class="footnote" text:id="fn5x0"><text:note-citation>e</text:note-citation><text:note-body> <text:p text:style-name="Footnote">such as the Redlich-Kwong equation</text:p></text:note-body></text:note> to
     calculate the density. Comment on which (if either) equation of state is appropriate for modeling argon under
     each of the two conditions.
     </text:p>
        </text:list-item>
        <text:list-item>
          <text:p text:style-name="Inside-enumerate">Identify the phase transition temperature (or temperature range).
     </text:p>
        </text:list-item>
        <text:list-item>
          <text:p text:style-name="Inside-enumerate">Use your plots to determine the molar energy (<!--l. 84
--><draw:frame draw:style-name="mml-inline" draw:name="mobj-2" text:anchor-type="as-char" draw:z-index="0"><draw:object xlink:href="./Act03.work-m2" xlink:type="simple" xlink:show="embed" xlink:actuate="onLoad"/></draw:frame> )
     and enthalpy (<!--l. 84
--><draw:frame draw:style-name="mml-inline" draw:name="mobj-3" text:anchor-type="as-char" draw:z-index="0"><draw:object xlink:href="./Act03.work-m3" xlink:type="simple" xlink:show="embed" xlink:actuate="onLoad"/></draw:frame> )
     of vaporization of argon. If there is any ambiguity about how to determine either value, devise a way to
     turn this ambiguity into error bars. Find an experimental value for <!--l. 86
--><draw:frame draw:style-name="mml-inline" draw:name="mobj-4" text:anchor-type="as-char" draw:z-index="0"><draw:object xlink:href="./Act03.work-m4" xlink:type="simple" xlink:show="embed" xlink:actuate="onLoad"/></draw:frame> 
     for the vaporization of argon. How well does your value compare? What are possible explanations for any
     discrepancies between your measured value and the experimental value of <!--l. 88
--><draw:frame draw:style-name="mml-inline" draw:name="mobj-5" text:anchor-type="as-char" draw:z-index="0"><draw:object xlink:href="./Act03.work-m5" xlink:type="simple" xlink:show="embed" xlink:actuate="onLoad"/></draw:frame> ?</text:p>
        </text:list-item>
      </text:list>
      <text:reference-mark text:name="x1-2039r2"> </text:reference-mark>
      <!--start of section
-->
      <text:h text:style-name="Heading-2" text:outline-level="2"><text:span text:style-name="section">3    </text:span><t4htlink href="#QQ2-1-3" name="x1-30003"/>Report</text:h>
      <!--l. 92
-->
      <text:p text:style-name="Text-body">Write a narrative report containing the observations you made and
answers<text:reference-mark text:name="x1-3001f6"> </text:reference-mark><text:note text:note-class="footnote" text:id="fn6x0"><text:note-citation>f</text:note-citation><text:note-body> <text:p text:style-name="Footnote">in prose</text:p></text:note-body></text:note>
to the questions posed in the above procedure. Include a brief discussion (probably at the beginning) of why cooling
argon under pressure results in condensation. Discuss the phase change you observed, emphasizing atomic interactions
and how they give rise to changes in volume, density, and energy (all three kinds considered) during each of the four
main portions of the simulation (compression, cooling, phase transition, and post-transition). Explain in detail how you
calculated <!--l. 95
--><draw:frame draw:style-name="mml-inline" draw:name="mobj-6" text:anchor-type="as-char" draw:z-index="0"><draw:object xlink:href="./Act03.work-m6" xlink:type="simple" xlink:show="embed" xlink:actuate="onLoad"/></draw:frame> . Present the phase transition temperature and <!--l. 96
--><draw:frame draw:style-name="mml-inline" draw:name="mobj-7" text:anchor-type="as-char" draw:z-index="0"><draw:object xlink:href="./Act03.work-m7" xlink:type="simple" xlink:show="embed" xlink:actuate="onLoad"/></draw:frame>  you calculated for argon and the corresponding experimental values and discuss (<text:span text:style-name="Emphasis"><text:span text:style-name="cmti-10">i.e.</text:span></text:span> attempt to explain) any
discrepancy between your results and the experimental results. Include all graphs produced and scans of your
notebook pages. Submit your report electronically. </text:p>
      <!--end of section
-->
      <!--end of section
-->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Act03.work.tex, options: xhtml,ooffice,html,refcaption 
(http://www.cse.ohio-state.edu/~gurari/TeX4ht/)  
</meta:initial-creator>
    <meta:generator>TeX4ht from Act03.work.tex, options: xhtml,ooffice,html,refcaption 
(http://www.cse.ohio-state.edu/~gurari/TeX4ht/)  
</meta:generator>
  </office:meta>
</office:document-meta>
</file>

<file path=Act03.work-m2/content.xml><?xml version="1.0" encoding="utf-8"?>
<!DOCTYPE math  PUBLIC '-//W3C//DTD MathML 2.0//EN'  'math.dtd'>
<?xtpipes file="oo-math.4xt" ?>
<!-- Act03.work-m2 by TeX4ht from Act03.work.tex line 84 2016-11-23-15:49 
(http://www.cse.ohio-state.edu/~gurari/TeX4ht/) -->
<math:math xmlns:math="http://www.w3.org/1998/Math/MathML" xmlns:xlink="http://www.w3.org/1999/xlink">
  <math:mi>Δ</math:mi>
  <math:mover accent="false">
    <math:mrow>
      <math:mi>U</math:mi>
    </math:mrow>
    <math:mo accent="true">¯</math:mo>
  </math:mover>
</math:math>
</file>

<file path=Act03.work-m3/content.xml><?xml version="1.0" encoding="utf-8"?>
<!DOCTYPE math  PUBLIC '-//W3C//DTD MathML 2.0//EN'  'math.dtd'>
<?xtpipes file="oo-math.4xt" ?>
<!-- Act03.work-m3 by TeX4ht from Act03.work.tex line 84 2016-11-23-15:49 
(http://www.cse.ohio-state.edu/~gurari/TeX4ht/) -->
<math:math xmlns:math="http://www.w3.org/1998/Math/MathML" xmlns:xlink="http://www.w3.org/1999/xlink">
  <math:mi>Δ</math:mi>
  <math:mover accent="false">
    <math:mrow>
      <math:mi>H</math:mi>
    </math:mrow>
    <math:mo accent="true">¯</math:mo>
  </math:mover>
</math:math>
</file>

<file path=Act03.work-m4/content.xml><?xml version="1.0" encoding="utf-8"?>
<!DOCTYPE math  PUBLIC '-//W3C//DTD MathML 2.0//EN'  'math.dtd'>
<?xtpipes file="oo-math.4xt" ?>
<!-- Act03.work-m4 by TeX4ht from Act03.work.tex line 86 2016-11-23-15:49 
(http://www.cse.ohio-state.edu/~gurari/TeX4ht/) -->
<math:math xmlns:math="http://www.w3.org/1998/Math/MathML" xmlns:xlink="http://www.w3.org/1999/xlink">
  <math:mi>Δ</math:mi>
  <math:mover accent="false">
    <math:mrow>
      <math:mi>H</math:mi>
    </math:mrow>
    <math:mo accent="true">¯</math:mo>
  </math:mover>
</math:math>
</file>

<file path=Act03.work-m5/content.xml><?xml version="1.0" encoding="utf-8"?>
<!DOCTYPE math  PUBLIC '-//W3C//DTD MathML 2.0//EN'  'math.dtd'>
<?xtpipes file="oo-math.4xt" ?>
<!-- Act03.work-m5 by TeX4ht from Act03.work.tex line 88 2016-11-23-15:49 
(http://www.cse.ohio-state.edu/~gurari/TeX4ht/) -->
<math:math xmlns:math="http://www.w3.org/1998/Math/MathML" xmlns:xlink="http://www.w3.org/1999/xlink">
  <math:mi>Δ</math:mi>
  <math:mover accent="false">
    <math:mrow>
      <math:mi>H</math:mi>
    </math:mrow>
    <math:mo accent="true">¯</math:mo>
  </math:mover>
</math:math>
</file>

<file path=Act03.work-m6/content.xml><?xml version="1.0" encoding="utf-8"?>
<!DOCTYPE math  PUBLIC '-//W3C//DTD MathML 2.0//EN'  'math.dtd'>
<?xtpipes file="oo-math.4xt" ?>
<!-- Act03.work-m6 by TeX4ht from Act03.work.tex line 95 2016-11-23-15:49 
(http://www.cse.ohio-state.edu/~gurari/TeX4ht/) -->
<math:math xmlns:math="http://www.w3.org/1998/Math/MathML" xmlns:xlink="http://www.w3.org/1999/xlink">
  <math:mi>Δ</math:mi>
  <math:msub>
    <math:mrow>
      <math:mover accent="false">
        <math:mrow>
          <math:mi>H</math:mi>
        </math:mrow>
        <math:mo accent="true">¯</math:mo>
      </math:mover>
    </math:mrow>
    <math:mrow>
      <math:mstyle>
        <math:mtext mathvariant="normal">vap</math:mtext>
      </math:mstyle>
    </math:mrow>
  </math:msub>
</math:math>
</file>

<file path=Act03.work-m7/content.xml><?xml version="1.0" encoding="utf-8"?>
<!DOCTYPE math  PUBLIC '-//W3C//DTD MathML 2.0//EN'  'math.dtd'>
<?xtpipes file="oo-math.4xt" ?>
<!-- Act03.work-m7 by TeX4ht from Act03.work.tex line 96 2016-11-23-15:49 
(http://www.cse.ohio-state.edu/~gurari/TeX4ht/) -->
<math:math xmlns:math="http://www.w3.org/1998/Math/MathML" xmlns:xlink="http://www.w3.org/1999/xlink">
  <math:mi>Δ</math:mi>
  <math:msub>
    <math:mrow>
      <math:mover accent="false">
        <math:mrow>
          <math:mi>H</math:mi>
        </math:mrow>
        <math:mo accent="true">¯</math:mo>
      </math:mover>
    </math:mrow>
    <math:mrow>
      <math:mstyle>
        <math:mtext mathvariant="normal">vap</math:mtext>
      </math:mstyle>
    </math:mrow>
  </math:msub>
</math:math>
</file>